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9f8" officeooo:paragraph-rsid="0004c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for Assignment 5</text:p>
      <text:p text:style-name="P1"/>
      <text:p text:style-name="P1">Understanding the problem: The problem is to find the greatest product of any four numbers in a two dimensional array. The four integers could be in any of the following shapes, a line vertically, a line horizontally, a line diagonally, and a square.</text:p>
      <text:p text:style-name="P1"/>
      <text:p text:style-name="P1">Devising a plan: What I want to do is create a function called find_greatest_sum(). Then this function will have a list of functions inside of it pertaining to all of the shapes in which I need to find a greatest product. As I call each of the different shaped functions, I will store that max product. Then, compare the max product of each shape to determine which shape had the largest product. Depending on which shape was the biggest, I will output the location in that shape along with the array to demonstrate where the greatest product took place.</text:p>
      <text:p text:style-name="P1"/>
      <text:p text:style-name="P1">Test plan/looking back: So looking back there could have been some optimizations with declaring various variables throughout the program. The time constraint for this assignment only permitted a working solution, so if I had more time I could go back and optimize the code. As far as my test cases, all of them worked nicely. I stated on a white board the number of elements in the array and gave it an assortment from 1 – 50 and then iterated through the different shape functions. All test cases were successful, so I then implemented them in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08:23.222898774</meta:creation-date>
    <dc:date>2015-03-05T21:18:49.477901097</dc:date>
    <meta:editing-duration>P0D</meta:editing-duration>
    <meta:editing-cycles>1</meta:editing-cycles>
    <meta:document-statistic meta:table-count="0" meta:image-count="0" meta:object-count="0" meta:page-count="1" meta:paragraph-count="4" meta:word-count="242" meta:character-count="1377" meta:non-whitespace-character-count="1138"/>
    <meta:generator>LibreOffice/4.2.7.2$Linux_X86_64 LibreOffice_project/420m0$Build-2</meta:generator>
  </office:meta>
</office:document-meta>
</file>